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94ba" officeooo:paragraph-rsid="0008eb30"/>
    </style:style>
    <style:style style:name="P2" style:family="paragraph" style:parent-style-name="Standard">
      <style:text-properties officeooo:rsid="0008eb30" officeooo:paragraph-rsid="0008eb30"/>
    </style:style>
    <style:style style:name="P3" style:family="paragraph" style:parent-style-name="Standard">
      <style:text-properties officeooo:rsid="0008eb30" officeooo:paragraph-rsid="000a0a32"/>
    </style:style>
    <style:style style:name="P4" style:family="paragraph" style:parent-style-name="Standard">
      <style:text-properties officeooo:rsid="0008eb30" officeooo:paragraph-rsid="000bc07a"/>
    </style:style>
    <style:style style:name="P5" style:family="paragraph" style:parent-style-name="Standard">
      <style:text-properties officeooo:rsid="000a0a32" officeooo:paragraph-rsid="000a0a32"/>
    </style:style>
    <style:style style:name="P6" style:family="paragraph" style:parent-style-name="Standard">
      <style:text-properties fo:font-weight="bold" officeooo:rsid="000a0a32" officeooo:paragraph-rsid="000a0a32" style:font-weight-asian="bold" style:font-weight-complex="bold"/>
    </style:style>
    <style:style style:name="P7" style:family="paragraph" style:parent-style-name="Standard">
      <style:text-properties officeooo:rsid="0008eb30" officeooo:paragraph-rsid="000c4499"/>
    </style:style>
    <style:style style:name="P8" style:family="paragraph" style:parent-style-name="Standard">
      <style:text-properties officeooo:rsid="0008eb30" officeooo:paragraph-rsid="0008eb30"/>
    </style:style>
    <style:style style:name="P9" style:family="paragraph" style:parent-style-name="Standard">
      <style:text-properties officeooo:rsid="0008eb30" officeooo:paragraph-rsid="000a0a32"/>
    </style:style>
    <style:style style:name="P10" style:family="paragraph" style:parent-style-name="Standard">
      <style:text-properties fo:font-weight="bold" officeooo:paragraph-rsid="000a0a32" style:font-weight-asian="bold" style:font-weight-complex="bold"/>
    </style:style>
    <style:style style:name="P11" style:family="paragraph" style:parent-style-name="Standard">
      <style:text-properties fo:font-weight="bold" officeooo:rsid="0008eb30" officeooo:paragraph-rsid="000c4499" style:font-weight-asian="bold" style:font-weight-complex="bold"/>
    </style:style>
    <style:style style:name="P12" style:family="paragraph" style:parent-style-name="Standard">
      <style:text-properties fo:font-size="18pt" fo:font-weight="bold" officeooo:rsid="000594ba" officeooo:paragraph-rsid="0008eb30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4pt" fo:font-weight="bold" officeooo:rsid="000594ba" officeooo:paragraph-rsid="000c7bf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weight="normal" officeooo:rsid="000c4a35" officeooo:paragraph-rsid="000c4a35" style:font-weight-asian="normal" style:font-weight-complex="normal"/>
    </style:style>
    <style:style style:name="T1" style:family="text">
      <style:text-properties officeooo:rsid="000a1845"/>
    </style:style>
    <style:style style:name="T2" style:family="text">
      <style:text-properties officeooo:rsid="000bc07a"/>
    </style:style>
    <style:style style:name="T3" style:family="text">
      <style:text-properties officeooo:rsid="000a0a32"/>
    </style:style>
    <style:style style:name="T4" style:family="text">
      <style:text-properties style:text-underline-style="solid" style:text-underline-width="auto" style:text-underline-color="font-color" officeooo:rsid="000a0a32"/>
    </style:style>
    <style:style style:name="T5" style:family="text">
      <style:text-properties officeooo:rsid="000c4a35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jercicios subredes:</text:p>
      <text:p text:style-name="P1"/>
      <text:p text:style-name="P13">1 Explica en la red del centro la consecuencia de tener longitud de prefijo de red 23. Para ello, cubre los siguientes valores de red, <text:span text:style-name="T2">sabiendo que el router tiene una dirección IP <text:s/>192.168.1.1</text:span></text:p>
      <text:p text:style-name="P1"/>
      <text:p text:style-name="P4">Dirección router <text:span text:style-name="T2">binaria</text:span>: <text:s text:c="5"/>_ _ _ _ _ _ _ _ . _ _ _ _ _ _ _ _ . _ _ _ _ _ _ _ _ . _ _ _ _ _ _ _ _</text:p>
      <text:p text:style-name="P4">Máscara de subred <text:span text:style-name="T2">binaria</text:span>: <text:s/>_ _ _ _ _ _ _ _ . _ _ _ _ _ _ _ _ . _ _ _ _ _ _ _ _ . _ _ _ _ _ _ _ _</text:p>
      <text:p text:style-name="P2"/>
      <text:p text:style-name="P7">Dirección router: </text:p>
      <text:p text:style-name="P7">_ _ _ _ _ _ _ _ . _ _ _ _ _ _ _ _ . _ _ _ _ _ _ _ _ . _ _ _ _ _ _ _ _ <text:s/>/ <text:s/>_ _ _ . <text:s/>_ _ _ . _ _ _ . _ _ _</text:p>
      <text:p text:style-name="P7">Máscara de subred: </text:p>
      <text:p text:style-name="P7">_ _ _ _ _ _ _ _ . _ _ _ _ _ _ _ _ . _ _ _ _ _ _ _ _ . _ _ _ _ _ _ _ _ <text:s/>/ <text:s/>_ _ _ . <text:s/>_ _ _ . _ _ _ . _ _ _</text:p>
      <text:p text:style-name="P7">Dirección identificadora de red:</text:p>
      <text:p text:style-name="P7">_ _ _ _ _ _ _ _ . _ _ _ _ _ _ _ _ . _ _ _ _ _ _ _ _ . _ _ _ _ _ _ _ _ <text:s/>/ <text:s/>_ _ _ . <text:s/>_ _ _ . _ _ _ . _ _ _</text:p>
      <text:p text:style-name="P7">Dirección IP mínima empleable en la red:</text:p>
      <text:p text:style-name="P7">_ _ _ _ _ _ _ _ . _ _ _ _ _ _ _ _ . _ _ _ _ _ _ _ _ . _ _ _ _ _ _ _ _ <text:s/>/ <text:s/>_ _ _ . <text:s/>_ _ _ . _ _ _ . _ _ _</text:p>
      <text:p text:style-name="P2">Dirección Ip máxima empleable en la red:</text:p>
      <text:p text:style-name="P7">_ _ _ _ _ _ _ _ . _ _ _ _ _ _ _ _ . _ _ _ _ _ _ _ _ . _ _ _ _ _ _ _ _ <text:s/>/ <text:s/>_ _ _ . <text:s/>_ _ _ . _ _ _ . _ _ _</text:p>
      <text:p text:style-name="P2">Dirección IP de difusión (broadcast):</text:p>
      <text:p text:style-name="P7">_ _ _ _ _ _ _ _ . _ _ _ _ _ _ _ _ . _ _ _ _ _ _ _ _ . _ _ _ _ _ _ _ _ <text:s/>/ <text:s/>_ _ _ . <text:s/>_ _ _ . _ _ _ . _ _ _</text:p>
      <text:p text:style-name="P2">Cantidad de ip disponibles:</text:p>
      <text:p text:style-name="P2"/>
      <text:p text:style-name="P10"><text:span text:style-name="T3">2 Crea </text:span><text:span text:style-name="T4">dos </text:span><text:span text:style-name="T3">subredes partiendo de una red con máscara original con longitud de prefijo 24 pasándola a 25. La ip del router es 10.65.68.1</text:span></text:p>
      <text:p text:style-name="P5"/>
      <text:p text:style-name="P5">Cubre los siguientes parámetros de la red</text:p>
      <text:p text:style-name="P5"/>
      <text:p text:style-name="P4">Dirección router <text:span text:style-name="T2">binaria</text:span>: <text:s text:c="5"/>_ _ _ _ _ _ _ _ . _ _ _ _ _ _ _ _ . _ _ _ _ _ _ _ _ . _ _ _ _ _ _ _ _</text:p>
      <text:p text:style-name="P4">Máscara de subred <text:span text:style-name="T2">binaria</text:span>: <text:s/>_ _ _ _ _ _ _ _ . _ _ _ _ _ _ _ _ . _ _ _ _ _ _ _ _ . _ _ _ _ _ _ _ _</text:p>
      <text:p text:style-name="P5"/>
      <text:p text:style-name="P5"/>
      <text:p text:style-name="P5">Máscara de subred:</text:p>
      <text:p text:style-name="P5"/>
      <text:p text:style-name="P6">Subred 1</text:p>
      <text:p text:style-name="P5"/>
      <text:p text:style-name="P3">Dirección identificadora de <text:span text:style-name="T1">sub</text:span>red:</text:p>
      <text:p text:style-name="P7">_ _ _ _ _ _ _ _ . _ _ _ _ _ _ _ _ . _ _ _ _ _ _ _ _ . _ _ _ _ _ _ _ _ <text:s/>/ <text:s/>_ _ _ . <text:s/>_ _ _ . _ _ _ . _ _ _</text:p>
      <text:p text:style-name="P3">Dirección IP mínima empleable en la <text:span text:style-name="T1">sub</text:span>red:</text:p>
      <text:p text:style-name="P7">_ _ _ _ _ _ _ _ . _ _ _ _ _ _ _ _ . _ _ _ _ _ _ _ _ . _ _ _ _ _ _ _ _ <text:s/>/ <text:s/>_ _ _ . <text:s/>_ _ _ . _ _ _ . _ _ _</text:p>
      <text:p text:style-name="P3">Dirección Ip máxima empleable en la <text:span text:style-name="T1">sub</text:span>red:</text:p>
      <text:p text:style-name="P7">_ _ _ _ _ _ _ _ . _ _ _ _ _ _ _ _ . _ _ _ _ _ _ _ _ . _ _ _ _ _ _ _ _ <text:s/>/ <text:s/>_ _ _ . <text:s/>_ _ _ . _ _ _ . _ _ _</text:p>
      <text:p text:style-name="P3">Dirección IP de difusión (broadcast):</text:p>
      <text:p text:style-name="P7">_ _ _ _ _ _ _ _ . _ _ _ _ _ _ _ _ . _ _ _ _ _ _ _ _ . _ _ _ _ _ _ _ _ <text:s/>/ <text:s/>_ _ _ . <text:s/>_ _ _ . _ _ _ . _ _ _</text:p>
      <text:p text:style-name="P3">Cantidad de ip disponibles:</text:p>
      <text:p text:style-name="P3"/>
      <text:p text:style-name="P6">Subred 2</text:p>
      <text:p text:style-name="P5"/>
      <text:p text:style-name="P7">Dirección identificadora de <text:span text:style-name="T1">sub</text:span>red:</text:p>
      <text:p text:style-name="P7">_ _ _ _ _ _ _ _ . _ _ _ _ _ _ _ _ . _ _ _ _ _ _ _ _ . _ _ _ _ _ _ _ _ <text:s/>/ <text:s/>_ _ _ . <text:s/>_ _ _ . _ _ _ . _ _ _</text:p>
      <text:p text:style-name="P7">Dirección IP mínima empleable en la <text:span text:style-name="T1">sub</text:span>red:</text:p>
      <text:p text:style-name="P7"><text:soft-page-break/>_ _ _ _ _ _ _ _ . _ _ _ _ _ _ _ _ . _ _ _ _ _ _ _ _ . _ _ _ _ _ _ _ _ <text:s/>/ <text:s/>_ _ _ . <text:s/>_ _ _ . _ _ _ . _ _ _</text:p>
      <text:p text:style-name="P7">Dirección Ip máxima empleable en la <text:span text:style-name="T1">sub</text:span>red:</text:p>
      <text:p text:style-name="P7">_ _ _ _ _ _ _ _ . _ _ _ _ _ _ _ _ . _ _ _ _ _ _ _ _ . _ _ _ _ _ _ _ _ <text:s/>/ <text:s/>_ _ _ . <text:s/>_ _ _ . _ _ _ . _ _ _</text:p>
      <text:p text:style-name="P7">Dirección IP de difusión (broadcast):</text:p>
      <text:p text:style-name="P7">_ _ _ _ _ _ _ _ . _ _ _ _ _ _ _ _ . _ _ _ _ _ _ _ _ . _ _ _ _ _ _ _ _ <text:s/>/ <text:s/>_ _ _ . <text:s/>_ _ _ . _ _ _ . _ _ _</text:p>
      <text:p text:style-name="P7">Cantidad de ip disponibles:</text:p>
      <text:p text:style-name="P7"/>
      <text:p text:style-name="P11"/>
      <text:p text:style-name="P11"><text:span text:style-name="T5">3 Analiza <text:s/>el caso de pasar de una red con máscara /24 a una /26. Emplea la estructura anterior para describir cada subred. El router tiene una ip 192.168.1.1</text:span></text:p>
      <text:p text:style-name="P11"/>
      <text:p text:style-name="P14">Número de subredes: 2<text:span text:style-name="T6">m </text:span><text:span text:style-name="T7">=</text:span></text:p>
      <text:p text:style-name="P14">Nº de IP disponible por cada subred:2<text:span text:style-name="T6">n</text:span><text:span text:style-name="T7"> =</text:span></text:p>
      <text:p text:style-name="P14"><text:span text:style-name="T7"/></text:p>
      <text:p text:style-name="P14"><text:span text:style-name="T7">Donde </text:span><text:span text:style-name="T9">m </text:span><text:span text:style-name="T7">es el número de bits “prestados” para identificar a las subredes y </text:span><text:span text:style-name="T9">n</text:span><text:span text:style-name="T7"> el número de bits restantes, reservados a identificar a cada equipo dentro de las subredes.</text:span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6:51:43.375773859</meta:creation-date>
    <dc:date>2021-03-24T09:23:36.682499485</dc:date>
    <meta:editing-duration>PT22M54S</meta:editing-duration>
    <meta:editing-cycles>5</meta:editing-cycles>
    <meta:generator>LibreOffice/6.1.5.2$Linux_x86 LibreOffice_project/10$Build-2</meta:generator>
    <meta:document-statistic meta:table-count="0" meta:image-count="0" meta:object-count="0" meta:page-count="2" meta:paragraph-count="46" meta:word-count="1101" meta:character-count="3246" meta:non-whitespace-character-count="2133"/>
  </office:meta>
</office:document-meta>
</file>